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91d2" officeooo:paragraph-rsid="001391d2"/>
    </style:style>
    <style:style style:name="P2" style:family="paragraph" style:parent-style-name="Standard">
      <style:paragraph-properties fo:text-align="center" style:justify-single-word="false"/>
      <style:text-properties officeooo:rsid="001391d2" officeooo:paragraph-rsid="001391d2"/>
    </style:style>
    <style:style style:name="P3" style:family="paragraph" style:parent-style-name="Standard">
      <style:paragraph-properties fo:text-align="justify" style:justify-single-word="false"/>
      <style:text-properties officeooo:rsid="001391d2" officeooo:paragraph-rsid="001391d2"/>
    </style:style>
    <style:style style:name="P4" style:family="paragraph" style:parent-style-name="Standard">
      <style:paragraph-properties fo:text-align="center" style:justify-single-word="false"/>
      <style:text-properties fo:font-size="14pt" fo:font-weight="bold" officeooo:rsid="001391d2" officeooo:paragraph-rsid="001391d2"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1391d2"/>
    </style:style>
    <style:style style:name="P6" style:family="paragraph" style:parent-style-name="Standard">
      <style:paragraph-properties fo:text-align="justify" style:justify-single-word="false"/>
      <style:text-properties officeooo:paragraph-rsid="0014cc4d"/>
    </style:style>
    <style:style style:name="P7" style:family="paragraph" style:parent-style-name="Standard">
      <style:paragraph-properties fo:text-align="justify" style:justify-single-word="false"/>
      <style:text-properties officeooo:paragraph-rsid="0016221f"/>
    </style:style>
    <style:style style:name="P8" style:family="paragraph" style:parent-style-name="Standard">
      <style:paragraph-properties fo:text-align="justify" style:justify-single-word="false"/>
      <style:text-properties officeooo:paragraph-rsid="0016605d"/>
    </style:style>
    <style:style style:name="P9" style:family="paragraph" style:parent-style-name="Standard">
      <style:paragraph-properties fo:text-align="justify" style:justify-single-word="false"/>
      <style:text-properties officeooo:paragraph-rsid="0016e8dd"/>
    </style:style>
    <style:style style:name="P10" style:family="paragraph" style:parent-style-name="Standard">
      <style:paragraph-properties fo:text-align="justify" style:justify-single-word="false"/>
      <style:text-properties officeooo:paragraph-rsid="0017576e"/>
    </style:style>
    <style:style style:name="P11" style:family="paragraph" style:parent-style-name="Standard">
      <style:paragraph-properties fo:text-align="justify" style:justify-single-word="false"/>
      <style:text-properties officeooo:rsid="00143918" officeooo:paragraph-rsid="00143918"/>
    </style:style>
    <style:style style:name="P12" style:family="paragraph" style:parent-style-name="Standard">
      <style:paragraph-properties fo:text-align="justify" style:justify-single-word="false"/>
      <style:text-properties officeooo:rsid="0014cc4d" officeooo:paragraph-rsid="0014cc4d"/>
    </style:style>
    <style:style style:name="P13" style:family="paragraph" style:parent-style-name="Standard">
      <style:paragraph-properties fo:text-align="justify" style:justify-single-word="false"/>
      <style:text-properties officeooo:rsid="0016221f" officeooo:paragraph-rsid="0016221f"/>
    </style:style>
    <style:style style:name="P14" style:family="paragraph" style:parent-style-name="Standard">
      <style:paragraph-properties fo:text-align="justify" style:justify-single-word="false"/>
      <style:text-properties officeooo:rsid="0016605d" officeooo:paragraph-rsid="0016605d"/>
    </style:style>
    <style:style style:name="P15" style:family="paragraph" style:parent-style-name="Standard">
      <style:paragraph-properties fo:text-align="justify" style:justify-single-word="false"/>
      <style:text-properties officeooo:rsid="0016e8dd" officeooo:paragraph-rsid="0016e8dd"/>
    </style:style>
    <style:style style:name="P16" style:family="paragraph" style:parent-style-name="Standard">
      <style:paragraph-properties fo:text-align="justify" style:justify-single-word="false"/>
      <style:text-properties officeooo:rsid="0017576e" officeooo:paragraph-rsid="0017576e"/>
    </style:style>
    <style:style style:name="P17" style:family="paragraph" style:parent-style-name="Standard">
      <style:paragraph-properties fo:text-align="justify" style:justify-single-word="false"/>
      <style:text-properties officeooo:rsid="00176a79" officeooo:paragraph-rsid="00176a79"/>
    </style:style>
    <style:style style:name="P18" style:family="paragraph" style:parent-style-name="Standard">
      <style:text-properties fo:color="#000000" style:font-name="sans-serif" fo:font-size="12pt" officeooo:rsid="00176a79" style:font-size-asian="12pt" style:font-size-complex="12pt"/>
    </style:style>
    <style:style style:name="P19" style:family="paragraph" style:parent-style-name="Standard">
      <style:paragraph-properties fo:text-align="justify" style:justify-single-word="false"/>
      <style:text-properties officeooo:rsid="0016605d" officeooo:paragraph-rsid="0016605d"/>
    </style:style>
    <style:style style:name="P20" style:family="paragraph" style:parent-style-name="Standard">
      <style:paragraph-properties fo:text-align="justify" style:justify-single-word="false"/>
      <style:text-properties officeooo:rsid="0017576e" officeooo:paragraph-rsid="0017576e"/>
    </style:style>
    <style:style style:name="P21" style:family="paragraph" style:parent-style-name="Standard">
      <style:paragraph-properties fo:text-align="start" style:justify-single-word="false"/>
      <style:text-properties officeooo:rsid="0017576e" officeooo:paragraph-rsid="0017576e"/>
    </style:style>
    <style:style style:name="P22" style:family="paragraph" style:parent-style-name="Standard">
      <style:paragraph-properties fo:text-align="justify" style:justify-single-word="false"/>
      <style:text-properties style:font-name="sans-serif" fo:font-size="10.5pt" officeooo:rsid="0017576e" officeooo:paragraph-rsid="0017576e"/>
    </style:style>
    <style:style style:name="P23" style:family="paragraph" style:parent-style-name="Standard">
      <style:paragraph-properties fo:text-align="justify" style:justify-single-word="false"/>
      <style:text-properties officeooo:rsid="00176a79" officeooo:paragraph-rsid="00176a79"/>
    </style:style>
    <style:style style:name="T1" style:family="text">
      <style:text-properties officeooo:rsid="001391d2"/>
    </style:style>
    <style:style style:name="T2" style:family="text">
      <style:text-properties fo:font-style="italic" officeooo:rsid="0014391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43918"/>
    </style:style>
    <style:style style:name="T5" style:family="text">
      <style:text-properties officeooo:rsid="0014cc4d"/>
    </style:style>
    <style:style style:name="T6" style:family="text">
      <style:text-properties officeooo:rsid="0016221f"/>
    </style:style>
    <style:style style:name="T7" style:family="text">
      <style:text-properties officeooo:rsid="0016605d"/>
    </style:style>
    <style:style style:name="T8" style:family="text">
      <style:text-properties officeooo:rsid="0016e8dd"/>
    </style:style>
    <style:style style:name="T9" style:family="text">
      <style:text-properties officeooo:rsid="0017576e"/>
    </style:style>
    <style:style style:name="T10" style:family="text">
      <style:text-properties style:font-name="sans-serif" fo:font-size="10.5pt" officeooo:rsid="0017576e"/>
    </style:style>
    <style:style style:name="T11" style:family="text">
      <style:text-properties officeooo:rsid="00176a79"/>
    </style:style>
    <style:style style:name="T12" style:family="text">
      <style:text-properties fo:color="#000000" style:font-name="sans-serif" fo:font-size="12pt" officeooo:rsid="00176a79" style:font-size-asian="12pt" style:font-size-complex="12pt"/>
    </style:style>
    <style:style style:name="T13" style:family="text">
      <style:text-properties officeooo:rsid="001c7ff6"/>
    </style:style>
    <style:style style:name="T14" style:family="text">
      <style:text-properties fo:font-weight="bold" officeooo:rsid="001c7ff6" style:font-weight-asian="bold" style:font-weight-complex="bold"/>
    </style:style>
    <style:style style:name="T15" style:family="text">
      <style:text-properties fo:font-weight="normal" officeooo:rsid="001c7ff6" style:font-weight-asian="normal" style:font-weight-complex="normal"/>
    </style:style>
    <style:style style:name="T16" style:family="text">
      <style:text-properties style:font-name="Liberation Serif"/>
    </style:style>
  </office:automatic-styles>
  <office:body>
    <office:text text:use-soft-page-breaks="true">
      <office:forms form:automatic-focus="false" form:apply-design-mode="false"/>
      <text:tracked-changes>
        <text:changed-region xml:id="ct93828046096944" text:id="ct93828046096944">
          <text:deletion>
            <office:change-info>
              <dc:creator>Auteur inconnu</dc:creator>
              <dc:date>2023-05-05T10:16:50</dc:date>
            </office:change-info>
            <text:p text:style-name="Standard"/>
            <text:p text:style-name="P18"/>
            <text:p text:style-name="Standard"/>
          </text:deletion>
        </text:changed-region>
        <text:changed-region xml:id="ct93828046096528" text:id="ct93828046096528">
          <text:deletion>
            <office:change-info>
              <dc:creator>Auteur inconnu</dc:creator>
              <dc:date>2023-05-05T10:15:39</dc:date>
            </office:change-info>
            <text:p text:style-name="Standard">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vin Damian Aceves Siordia<text:tab/>581817<text:tab/>L3 Informatique<text:tab/>EC : AGL</text:p>
      <text:p text:style-name="P2"/>
      <text:p text:style-name="P4">Étude d’un système de traitement des messages d’intervention</text:p>
      <text:p text:style-name="P2"/>
      <text:p text:style-name="P3">1. La choix d’une méthode formelle pour cette projet peut etre expose en 3 arguments:</text:p>
      <text:p text:style-name="P3">- <text:span text:style-name="T3">Il s’agit d’un système critique de fonctionnement</text:span> : un defaut dans l’execution des taches par un robot ou un defaut dans la priorite des message envoyes, peut avoir des consequences graves comme mettre en risque la securite des personnels ou la surete de fonctionnement des unite<text:span text:style-name="T4">s</text:span> de production</text:p>
      <text:p text:style-name="P3">- Les tests classiques ne sont pas realisables etant donne la nature du systeme, on peut pas tester pour un catastrophe radioactif, mais, en utilisant un modele formel on peut simuler un catastrophe radioactif et <text:span text:style-name="T4">valider le fonctionnement correct du systeme</text:span>.</text:p>
      <text:p text:style-name="P5"><text:span text:style-name="T1">- </text:span><text:span text:style-name="T4">Compte tenu que les contraints peuvent changer a un moment donne comme changer l’ordre de priorite, ou le nombre de robot d’intervention disponibles. C’est plus facile de modifier </text:span><text:span text:style-name="T2">un modele de representation plutot que un logiciel.</text:span></text:p>
      <text:p text:style-name="P3"><text:tab/></text:p>
      <text:p text:style-name="P3"/>
      <text:p text:style-name="P11">2. Le plan d’analyse est le suivant :</text:p>
      <text:p text:style-name="Standard"><text:span text:style-name="T4">Plan d'analyse </text:span></text:p>
      <text:p text:style-name="P11">1. Comment caracteriser l'etat du systeme?</text:p>
      <text:p text:style-name="P11">L’execution des taches et le traitement des messages est un systeme reactif. Son etat evolue en fonction d’un detection d’un anomalie, de l’ordre des messages et le nombre des robot disponibles.</text:p>
      <text:p text:style-name="P11"/>
      <text:p text:style-name="P12">Son comportement est determine par les evenements suivants : </text:p>
      <text:p text:style-name="P12">1. Editer un message d’intervention des qu’un anomalie vient d’etre detecte</text:p>
      <text:p text:style-name="P12">2. Ranger un message d’intervention dans la boite selon un ordre de priorite</text:p>
      <text:p text:style-name="P12">3. Preempter le message avec la plus de priorite qui est en attente dans la boite.</text:p>
      <text:p text:style-name="P12">4. Retirer un message de la boite des qu’il est preempte par un robot</text:p>
      <text:p text:style-name="P12"/>
      <text:p text:style-name="P12">L’etat du systeme est determine alors par :</text:p>
      <text:p text:style-name="P16">1. l’ensemble des messages</text:p>
      <text:p text:style-name="P16">messages : set of MESSAGES</text:p>
      <text:p text:style-name="P16"/>
      <text:p text:style-name="P16">2. l’ensemble d’ordre de priorite</text:p>
      <text:p text:style-name="P16">priorites : set of PRIORITE</text:p>
      <text:p text:style-name="P16"/>
      <text:p text:style-name="P12"><text:span text:style-name="T9">3</text:span>. l’ensemble des messages edites</text:p>
      <text:p text:style-name="P12">messagesEdites : set of MESSAGE</text:p>
      <text:p text:style-name="P12"/>
      <text:p text:style-name="P14"><text:span text:style-name="T9">4</text:span>. l’ordre de priorite</text:p>
      <text:p text:style-name="P14">ordrePriorite : set of PRIORITE</text:p>
      <text:p text:style-name="P14"/>
      <text:p text:style-name="P14"><text:span text:style-name="T9">5</text:span>. l’ensemble des robots</text:p>
      <text:p text:style-name="P14">listeRobots : set of ROBOT</text:p>
      <text:p text:style-name="P12"/>
      <text:p text:style-name="P6"><text:span text:style-name="T9">6</text:span><text:span text:style-name="T7">.</text:span><text:span text:style-name="T5"> l’ensemble des messages en attente </text:span><text:span text:style-name="T7">ranges par </text:span><text:span text:style-name="T5">leur ordre </text:span><text:span text:style-name="T6">de priorite</text:span></text:p>
      <text:p text:style-name="P6"><text:span text:style-name="T5">boiteMessages : </text:span><text:span text:style-name="T7">inmap MESSAGE to PRIORITE</text:span></text:p>
      <text:p text:style-name="P12"/>
      <text:p text:style-name="P12"><text:span text:style-name="T9">7</text:span>. le message <text:span text:style-name="T7">avec plus de priorite </text:span>dans la boite</text:p>
      <text:p text:style-name="P12">messagePrioritaire : MESSAGE</text:p>
      <text:p text:style-name="P12"/>
      <text:p text:style-name="P12"><text:span text:style-name="T9">8</text:span>. la liste des messages en cours de traitement dans l’ordre de préemption</text:p>
      <text:p text:style-name="P7"><text:span text:style-name="T6">messageEnCours : </text:span><text:span text:style-name="T7">inmap</text:span><text:span text:style-name="T6"> </text:span><text:span text:style-name="T7">MESSAGE to ROBOT</text:span></text:p>
      <text:p text:style-name="P12"><text:soft-page-break/></text:p>
      <text:p text:style-name="P12"><text:span text:style-name="T9">9</text:span>. l’ensemble des robots en cours d’intervention</text:p>
      <text:p text:style-name="P14">robotOcupees: set of ROBOT</text:p>
      <text:p text:style-name="P12"/>
      <text:p text:style-name="P13">Et il est caracterise par l’invariant : </text:p>
      <text:p text:style-name="P16">messagesEdites subset messages</text:p>
      <text:p text:style-name="P16">and</text:p>
      <text:p text:style-name="P16">ordrePriorite subset priorites</text:p>
      <text:p text:style-name="P16">and</text:p>
      <text:p text:style-name="P7"><text:span text:style-name="T7">dom</text:span><text:span text:style-name="T6"> boiteMessages </text:span><text:span text:style-name="T7">subset messageEdites</text:span></text:p>
      <text:p text:style-name="P13">and</text:p>
      <text:p text:style-name="P14">rng boiteMessages subset ordrePriorite</text:p>
      <text:p text:style-name="P14">and </text:p>
      <text:p text:style-name="P8"><text:span text:style-name="T7">messagePrioritaire </text:span><text:span text:style-name="T8">in dom</text:span><text:span text:style-name="T7"> boiteMessages</text:span></text:p>
      <text:p text:style-name="P14">and</text:p>
      <text:p text:style-name="P14">robotOcupees subset dom listeRobots</text:p>
      <text:p text:style-name="P14">and</text:p>
      <text:p text:style-name="P8">dom messageEnCours <text:span text:style-name="T11">not in </text:span>subset boiteMessages</text:p>
      <text:p text:style-name="P14">and</text:p>
      <text:p text:style-name="P14">rng messageEnCours <text:span text:style-name="T11">in </text:span>subset l<text:span text:style-name="T8">isteRobots</text:span></text:p>
      <text:p text:style-name="P12"/>
      <text:p text:style-name="P11">2. Quel est l'etati inital du systeme?</text:p>
      <text:p text:style-name="P15">L’etat initial du systeme est defini comme suit :</text:p>
      <text:p text:style-name="P15">messagesEdites set of MESSAGE = {msg1, msg2, msg3, msg4, msg5, msg6} ;</text:p>
      <text:p text:style-name="P15">ordrePriorite : set of PRIORITE = {1, 2, 3, 4, 5} ;</text:p>
      <text:p text:style-name="P15">listeRobots : set of ROBOT = {r1, r2, r3, r4, r5, r6, r7} ;</text:p>
      <text:p text:style-name="P15">boiteMessages : inmap MESSAGE to PRIORITE = {msg1|→1, msg2|→2, msg3|→2, msg4|→5} ;</text:p>
      <text:p text:style-name="P15">mesageEnCours : inmap MESSAGE to ROBOT = {msg5|→r2, msg6|→r5} ;</text:p>
      <text:p text:style-name="P15">robotOcupees : set of ROBOT = {r2, r5} ;</text:p>
      <text:p text:style-name="P11"/>
      <text:p text:style-name="P11">3. Quelles sont les entrees d<text:span text:style-name="T9">u </text:span>systeme?</text:p>
      <text:p text:style-name="P15">L’entree du systeme est constituée par l’ensemble <text:span text:style-name="T9">des messages</text:span> :</text:p>
      <text:p text:style-name="P9"><text:span text:style-name="T9">messages</text:span><text:span text:style-name="T8">: set of MESSAGE </text:span></text:p>
      <text:p text:style-name="P15"/>
      <text:p text:style-name="P16">et par l’ordre de priorite qu’un message peut avoir :</text:p>
      <text:p text:style-name="P16">priorites : set of PRIORITE</text:p>
      <text:p text:style-name="P16"/>
      <text:p text:style-name="P11">4. Quels evenements affectent l'etat du systeme?</text:p>
      <text:p text:style-name="P16">L’etat du systeme evolue sous les fonctionnes suivants :</text:p>
      <text:p text:style-name="P16">1. editer un message</text:p>
      <text:p text:style-name="P16">editer : MESSAGE ⇒ ETAT</text:p>
      <text:p text:style-name="P16">pre message not in messagesEdites</text:p>
      <text:p text:style-name="P10"><text:span text:style-name="T9">post messagesEdites = </text:span><text:span text:style-name="T10">messagesEdites~union{message}</text:span></text:p>
      <text:p text:style-name="P22"/>
      <text:p text:style-name="P21">2. ranger un message selon un ordre de priorite</text:p>
      <text:p text:style-name="P16">ranger : MESSAGE * PRIORITE ⇒ ETAT</text:p>
      <text:p text:style-name="P16">pre </text:p>
      <text:p text:style-name="P16">message in messagesEdites</text:p>
      <text:p text:style-name="P16">and priorite in ordrePriorite </text:p>
      <text:p text:style-name="P16">and message not in set dom boiteMessages</text:p>
      <text:p text:style-name="P11"/>
      <text:p text:style-name="Standard">post boiteMessages = boiteMessage<text:change text:change-id="ct93828046096944"/><text:change text:change-id="ct93828046096528"/></text:p>
      <text:p text:style-name="P17"><text:soft-page-break/>3. Preempter le message prioritaire</text:p>
      <text:p text:style-name="Standard"><text:span text:style-name="T11">preempter : MESSAGE * ROBOT ⇒ ETAT</text:span></text:p>
      <text:p text:style-name="P17">pre</text:p>
      <text:p text:style-name="P17">message in dom boiteMessages</text:p>
      <text:p text:style-name="P17"/>
      <text:p text:style-name="P11">5. Quelles sont les reactions du systeme?</text:p>
      <text:p text:style-name="P11">6. Proposer un modele formel pour le syste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08:57:02.306943905</meta:creation-date>
    <dc:date>2023-05-05T10:18:34.270302775</dc:date>
    <meta:editing-duration>PT15M8S</meta:editing-duration>
    <meta:editing-cycles>5</meta:editing-cycles>
    <meta:generator>LibreOffice/6.4.7.2$Linux_X86_64 LibreOffice_project/40$Build-2</meta:generator>
    <meta:document-statistic meta:table-count="0" meta:image-count="0" meta:object-count="0" meta:page-count="3" meta:paragraph-count="83" meta:word-count="655" meta:character-count="3988" meta:non-whitespace-character-count="3407"/>
  </office:meta>
</office:document-meta>
</file>